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c74cb" officeooo:paragraph-rsid="001c74cb"/>
    </style:style>
    <style:style style:name="P2" style:family="paragraph" style:parent-style-name="Standard">
      <style:text-properties officeooo:rsid="001c74cb" officeooo:paragraph-rsid="001c74cb"/>
    </style:style>
    <style:style style:name="P3" style:family="paragraph" style:parent-style-name="Standard">
      <style:text-properties fo:font-weight="bold" officeooo:rsid="001c74cb" officeooo:paragraph-rsid="001c74cb" style:font-weight-asian="bold" style:font-weight-complex="bold"/>
    </style:style>
    <style:style style:name="P4" style:family="paragraph" style:parent-style-name="Standard">
      <style:text-properties fo:font-weight="bold" officeooo:rsid="001c9878" officeooo:paragraph-rsid="001c9878" style:font-weight-asian="bold" style:font-weight-complex="bold"/>
    </style:style>
    <style:style style:name="P5" style:family="paragraph" style:parent-style-name="Standard">
      <style:text-properties fo:font-weight="bold" officeooo:rsid="00273ad1" officeooo:paragraph-rsid="00273ad1" style:font-weight-asian="bold" style:font-weight-complex="bold"/>
    </style:style>
    <style:style style:name="P6" style:family="paragraph" style:parent-style-name="Standard">
      <style:text-properties fo:font-weight="bold" officeooo:rsid="002969e7" officeooo:paragraph-rsid="002969e7" style:font-weight-asian="bold" style:font-weight-complex="bold"/>
    </style:style>
    <style:style style:name="P7" style:family="paragraph" style:parent-style-name="Standard">
      <style:text-properties fo:font-weight="normal" officeooo:rsid="001c9878" officeooo:paragraph-rsid="001e8862" style:font-weight-asian="normal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officeooo:rsid="001c74cb" officeooo:paragraph-rsid="001c74cb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e8862"/>
    </style:style>
    <style:style style:name="T4" style:family="text">
      <style:text-properties officeooo:rsid="001f7337"/>
    </style:style>
    <style:style style:name="T5" style:family="text">
      <style:text-properties officeooo:rsid="0021972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📚 <text:span text:style-name="Strong_20_Emphasis">Statistics Concepts List (Beginner to Advanced)</text:span></text:h>
      <text:h text:style-name="Heading_20_4" text:outline-level="4">🟢 <text:span text:style-name="Strong_20_Emphasis">Basics &amp; Foundations</text:span></text:h>
      <text:list text:style-name="L4">
        <text:list-item>
          <text:p text:style-name="P11"><text:span text:style-name="Strong_20_Emphasis">Types of Data</text:span> (nominal, ordinal, interval, ratio) 🟢</text:p>
        </text:list-item>
        <text:list-item>
          <text:p text:style-name="P11"><text:span text:style-name="Strong_20_Emphasis">Descriptive Statistics</text:span> (mean, median, mode, range, IQR, variance, standard deviation) 🟢</text:p>
        </text:list-item>
        <text:list-item>
          <text:p text:style-name="P11"><text:span text:style-name="Strong_20_Emphasis">Data Visualization</text:span> (histograms, boxplots, bar charts, scatter plots) 🟢</text:p>
        </text:list-item>
        <text:list-item>
          <text:p text:style-name="P11"><text:span text:style-name="Strong_20_Emphasis">Probability Basics</text:span> (events, sample space, conditional probability) 🟢</text:p>
        </text:list-item>
        <text:list-item>
          <text:p text:style-name="P11"><text:span text:style-name="Strong_20_Emphasis">Distributions Overview</text:span> (normal, binomial, uniform, Poisson) 🟢</text:p>
        </text:list-item>
        <text:list-item>
          <text:p text:style-name="P11"><text:span text:style-name="Strong_20_Emphasis">Sampling Methods</text:span> (random, stratified, cluster, convenience) 🟢</text:p>
        </text:list-item>
        <text:list-item>
          <text:p text:style-name="P11"><text:span text:style-name="Strong_20_Emphasis">Central Limit Theorem</text:span></text:p>
        </text:list-item>
        <text:list-item>
          <text:p text:style-name="P11"><text:span text:style-name="Strong_20_Emphasis">Law of Large Numbers</text:span> 🟢</text:p>
        </text:list-item>
        <text:list-item>
          <text:p text:style-name="P11"><text:span text:style-name="Strong_20_Emphasis">Bias &amp; Variability</text:span> (sampling bias, measurement error) 🟢</text:p>
        </text:list-item>
        <text:list-item>
          <text:p text:style-name="P11"><text:span text:style-name="Strong_20_Emphasis">Correlation vs. Causation</text:span> 🟢</text:p>
        </text:list-item>
      </text:list>
      <text:h text:style-name="Heading_20_4" text:outline-level="4">📊 <text:span text:style-name="Strong_20_Emphasis">Inferential Statistics</text:span></text:h>
      <text:list text:style-name="L5">
        <text:list-item>
          <text:p text:style-name="P12"><text:span text:style-name="Strong_20_Emphasis">Hypothesis Testing</text:span> 🟢</text:p>
        </text:list-item>
        <text:list-item>
          <text:p text:style-name="P12"><text:span text:style-name="Strong_20_Emphasis">P-values</text:span> 🟢</text:p>
        </text:list-item>
        <text:list-item>
          <text:p text:style-name="P12"><text:span text:style-name="Strong_20_Emphasis">Confidence Intervals</text:span> 🟢</text:p>
        </text:list-item>
        <text:list-item>
          <text:p text:style-name="P12"><text:span text:style-name="Strong_20_Emphasis">t-tests</text:span> (one-sample, two-sample, paired)</text:p>
        </text:list-item>
        <text:list-item>
          <text:p text:style-name="P12"><text:span text:style-name="Strong_20_Emphasis">Chi-Square Tests</text:span></text:p>
        </text:list-item>
        <text:list-item>
          <text:p text:style-name="P12"><text:span text:style-name="Strong_20_Emphasis">ANOVA (Analysis of Variance)</text:span></text:p>
        </text:list-item>
        <text:list-item>
          <text:p text:style-name="P12"><text:span text:style-name="Strong_20_Emphasis">Type I and Type II Errors</text:span></text:p>
        </text:list-item>
        <text:list-item>
          <text:p text:style-name="P12"><text:span text:style-name="Strong_20_Emphasis">Effect Size &amp; Statistical Power</text:span></text:p>
        </text:list-item>
      </text:list>
      <text:h text:style-name="Heading_20_4" text:outline-level="4">🔢 <text:span text:style-name="Strong_20_Emphasis">Regression &amp; Modeling</text:span></text:h>
      <text:list text:style-name="L6">
        <text:list-item>
          <text:p text:style-name="P13"><text:span text:style-name="Strong_20_Emphasis">Simple Linear Regression</text:span></text:p>
        </text:list-item>
        <text:list-item>
          <text:p text:style-name="P13"><text:span text:style-name="Strong_20_Emphasis">Multiple Regression</text:span></text:p>
        </text:list-item>
        <text:list-item>
          <text:p text:style-name="P13"><text:span text:style-name="Strong_20_Emphasis">Logistic Regression</text:span></text:p>
        </text:list-item>
        <text:list-item>
          <text:p text:style-name="P13"><text:span text:style-name="Strong_20_Emphasis">Model Assumptions</text:span></text:p>
        </text:list-item>
        <text:list-item>
          <text:p text:style-name="P13"><text:span text:style-name="Strong_20_Emphasis">Overfitting and Underfitting</text:span></text:p>
        </text:list-item>
        <text:list-item>
          <text:p text:style-name="P13"><text:span text:style-name="Strong_20_Emphasis">R² and Adjusted R²</text:span></text:p>
        </text:list-item>
      </text:list>
      <text:h text:style-name="Heading_20_4" text:outline-level="4">📈 <text:span text:style-name="Strong_20_Emphasis">Advanced Topics</text:span></text:h>
      <text:list text:style-name="L7">
        <text:list-item>
          <text:p text:style-name="P14"><text:span text:style-name="Strong_20_Emphasis">Non-parametric Tests</text:span></text:p>
        </text:list-item>
        <text:list-item>
          <text:p text:style-name="P14"><text:span text:style-name="Strong_20_Emphasis">Bayesian Statistics (vs. Frequentist)</text:span></text:p>
        </text:list-item>
        <text:list-item>
          <text:p text:style-name="P14"><text:soft-page-break/><text:span text:style-name="Strong_20_Emphasis">Multicollinearity</text:span></text:p>
        </text:list-item>
        <text:list-item>
          <text:p text:style-name="P14"><text:span text:style-name="Strong_20_Emphasis">Principal Component Analysis (PCA)</text:span></text:p>
        </text:list-item>
        <text:list-item>
          <text:p text:style-name="P14"><text:span text:style-name="Strong_20_Emphasis">Time Series Analysis Basics</text:span></text:p>
        </text:list-item>
        <text:list-item>
          <text:p text:style-name="P14"><text:span text:style-name="Strong_20_Emphasis">Monte Carlo Simulations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>Distributions</text:p>
      <text:p text:style-name="P2"/>
      <text:p text:style-name="P10"><text:span text:style-name="Strong_20_Emphasis">Binomial Distribution</text:span>: Used for success/failure problems (e.g., number of heads in 10 coin flips).</text:p>
      <text:list text:style-name="L2">
        <text:list-item>
          <text:p text:style-name="P8"><text:span text:style-name="Strong_20_Emphasis">Uniform Distribution</text:span>: Every outcome is equally likely (e.g., rolling a fair die).</text:p>
        </text:list-item>
      </text:list>
      <text:list text:style-name="L3">
        <text:list-item>
          <text:p text:style-name="P9"><text:span text:style-name="Strong_20_Emphasis">Poisson Distribution</text:span>: Counts of rare events (e.g., how many emails you get per hour).</text:p>
        </text:list-item>
      </text:list>
      <text:p text:style-name="P2"/>
      <text:p text:style-name="P3"/>
      <text:p text:style-name="P3"/>
      <text:p text:style-name="P3">Sampling</text:p>
      <text:p text:style-name="P2"/>
      <text:p text:style-name="P2">random sample</text:p>
      <text:p text:style-name="P2">stratified sampling (chosen from each group)</text:p>
      <text:p text:style-name="P2">cluster sumpling (some groups are chosen)</text:p>
      <text:p text:style-name="P2"/>
      <text:p text:style-name="P3">Central limit theorem<text:line-break/><text:span text:style-name="T2">D</text:span><text:span text:style-name="T1">ata tends to normal distribution so for example the distribution of the dy rolls is uniform but if i wanted to ask how many times do i get 3 as a result. I take a sample size of 10 and express result as a ratio of how many times i got 3 to the sample size and then i repete that 100 times. Then i plot those 100 ratios on historgram and boom normal distribution!!! Most results around 1/6 and small amout f results <text:s/>of much lower r mach higher.</text:span></text:p>
      <text:p text:style-name="P2"/>
      <text:p text:style-name="P4">Standard deviation</text:p>
      <text:p text:style-name="P4"/>
      <text:p text:style-name="P7">A measure of how far the individual scores are from their mean. and it is calculated by doing this.<text:line-break/><text:line-break/><text:span text:style-name="T3">W &lt;- </text:span>c[1, 2, 9]. Mean = 4. Now standard deviation is <text:line-break/><text:line-break/><text:span text:style-name="T3">S &lt;- sqrt((((</text:span><text:span text:style-name="T4">Wyn</text:span><text:span text:style-name="T3">[1]-mean(W</text:span><text:span text:style-name="T4">yn</text:span><text:span text:style-name="T3">))^2)+((W</text:span><text:span text:style-name="T4">yn</text:span><text:span text:style-name="T3">[2]-mean(W</text:span><text:span text:style-name="T4">yn</text:span><text:span text:style-name="T3">))^2)+((W</text:span><text:span text:style-name="T4">yn</text:span><text:span text:style-name="T3">[3]-mean(W</text:span><text:span text:style-name="T4">yn</text:span><text:span text:style-name="T3">))^2))/</text:span><text:span text:style-name="T5">(length(Wyn)-1)</text:span><text:span text:style-name="T3">)</text:span></text:p>
      <text:p text:style-name="P7"/>
      <text:p text:style-name="P7"/>
      <text:p text:style-name="P5">Confidence intervals<text:line-break/><text:span text:style-name="T1">It is like instead of saying that there is x chanse for real mean being between 4 and 6. We say with our data with 95 procent certanty the real mean is in the range sample mean +- x</text:span></text:p>
      <text:p text:style-name="P5"><text:span text:style-name="T1"/></text:p>
      <text:p text:style-name="P5"><text:span text:style-name="T1"/></text:p>
      <text:p text:style-name="P6">P-vaule</text:p>
      <text:p text:style-name="P6"><text:span text:style-name="T1"/></text:p>
      <text:p text:style-name="P6"><text:soft-page-break/><text:span text:style-name="T1">Tells how likely the null hypothesis H0 is given the data. Usually below 0,05 is somthing and 0,02 is even more something XDDD </text:span></text:p>
      <text:p text:style-name="P6"><text:span text:style-name="T1"/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8T18:53:38.362000000</meta:creation-date>
    <dc:date>2025-07-31T16:23:47.898000000</dc:date>
    <meta:editing-duration>P2DT21H30M7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49" meta:word-count="438" meta:character-count="2673" meta:non-whitespace-character-count="2313"/>
  </office:meta>
</office:document-meta>
</file>